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44.4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143.04pt"/>
    </style:style>
    <style:style style:name="co9" style:family="table-column">
      <style:table-column-properties fo:break-before="auto" style:column-width="143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-OneRBTree-20201006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rangeIndexingEnabled</text:p>
          </table:table-cell>
          <table:table-cell office:value-type="string" calcext:value-type="string">
            <text:p>rulesAndFactsNumbe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20.281551" calcext:value-type="float">
            <text:p>20.281551</text:p>
          </table:table-cell>
          <table:table-cell office:value-type="float" office:value="0.142853" calcext:value-type="float">
            <text:p>0.142853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47.624746" calcext:value-type="float">
            <text:p>47.624746</text:p>
          </table:table-cell>
          <table:table-cell office:value-type="float" office:value="0.642464" calcext:value-type="float">
            <text:p>0.642464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465.620463" calcext:value-type="float">
            <text:p>465.620463</text:p>
          </table:table-cell>
          <table:table-cell office:value-type="float" office:value="2.750432" calcext:value-type="float">
            <text:p>2.750432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685.107994" calcext:value-type="float">
            <text:p>1685.107994</text:p>
          </table:table-cell>
          <table:table-cell office:value-type="float" office:value="8.019567" calcext:value-type="float">
            <text:p>8.019567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7673.578835" calcext:value-type="float">
            <text:p>7673.578835</text:p>
          </table:table-cell>
          <table:table-cell office:value-type="float" office:value="11.518988" calcext:value-type="float">
            <text:p>11.518988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7.799153" calcext:value-type="float">
            <text:p>17.799153</text:p>
          </table:table-cell>
          <table:table-cell office:value-type="float" office:value="0.207049" calcext:value-type="float">
            <text:p>0.207049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35.004402" calcext:value-type="float">
            <text:p>35.004402</text:p>
          </table:table-cell>
          <table:table-cell office:value-type="float" office:value="0.161801" calcext:value-type="float">
            <text:p>0.161801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313.466105" calcext:value-type="float">
            <text:p>313.466105</text:p>
          </table:table-cell>
          <table:table-cell office:value-type="float" office:value="1.280655" calcext:value-type="float">
            <text:p>1.280655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146.37607" calcext:value-type="float">
            <text:p>1146.37607</text:p>
          </table:table-cell>
          <table:table-cell office:value-type="float" office:value="3.728807" calcext:value-type="float">
            <text:p>3.728807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5017.860343" calcext:value-type="float">
            <text:p>5017.860343</text:p>
          </table:table-cell>
          <table:table-cell office:value-type="float" office:value="7.731581" calcext:value-type="float">
            <text:p>7.731581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1$Linux_X86_64 LibreOffice_project/30$Build-1</meta:generator>
    <dc:date>2020-10-06T16:38:57.164858058</dc:date>
    <dc:creator>Toshiya Kobayashi</dc:creator>
    <meta:editing-duration>PT51M3S</meta:editing-duration>
    <meta:editing-cycles>1</meta:editing-cycles>
    <meta:document-statistic meta:table-count="1" meta:cell-count="88" meta:object-count="0"/>
  </office:meta>
</office:document-meta>
</file>